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Verdana" svg:font-family="Verdana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197e" officeooo:paragraph-rsid="0014197e"/>
    </style:style>
    <style:style style:name="P2" style:family="paragraph" style:parent-style-name="Standard">
      <style:text-properties officeooo:paragraph-rsid="0014197e"/>
    </style:style>
    <style:style style:name="P3" style:family="paragraph" style:parent-style-name="Standard">
      <style:text-properties officeooo:rsid="001427a6" officeooo:paragraph-rsid="001427a6"/>
    </style:style>
    <style:style style:name="P4" style:family="paragraph" style:parent-style-name="Standard">
      <style:text-properties officeooo:paragraph-rsid="001427a6"/>
    </style:style>
    <style:style style:name="P5" style:family="paragraph" style:parent-style-name="Standard">
      <style:text-properties officeooo:rsid="0015ef80" officeooo:paragraph-rsid="0017e186"/>
    </style:style>
    <style:style style:name="P6" style:family="paragraph" style:parent-style-name="Standard">
      <style:text-properties officeooo:rsid="0015ef80" officeooo:paragraph-rsid="001daebd"/>
    </style:style>
    <style:style style:name="P7" style:family="paragraph" style:parent-style-name="Standard">
      <style:text-properties officeooo:paragraph-rsid="0015ef80"/>
    </style:style>
    <style:style style:name="P8" style:family="paragraph" style:parent-style-name="Standard">
      <style:text-properties officeooo:rsid="00197354" officeooo:paragraph-rsid="00197354"/>
    </style:style>
    <style:style style:name="P9" style:family="paragraph" style:parent-style-name="Standard">
      <style:text-properties officeooo:paragraph-rsid="00197354"/>
    </style:style>
    <style:style style:name="P10" style:family="paragraph" style:parent-style-name="Standard">
      <style:text-properties officeooo:rsid="001a0c32" officeooo:paragraph-rsid="001a0c32"/>
    </style:style>
    <style:style style:name="P11" style:family="paragraph" style:parent-style-name="Standard">
      <style:text-properties officeooo:paragraph-rsid="001a0c32"/>
    </style:style>
    <style:style style:name="P12" style:family="paragraph" style:parent-style-name="Standard">
      <style:text-properties officeooo:paragraph-rsid="001a380d"/>
    </style:style>
    <style:style style:name="P13" style:family="paragraph" style:parent-style-name="Standard">
      <style:text-properties officeooo:paragraph-rsid="001af4ad"/>
    </style:style>
    <style:style style:name="P14" style:family="paragraph" style:parent-style-name="Standard">
      <style:text-properties officeooo:paragraph-rsid="001cc162"/>
    </style:style>
    <style:style style:name="P15" style:family="paragraph" style:parent-style-name="Standard">
      <style:text-properties fo:font-weight="bold" officeooo:rsid="0017e186" officeooo:paragraph-rsid="0017e186" style:font-weight-asian="bold" style:font-weight-complex="bold"/>
    </style:style>
    <style:style style:name="P16" style:family="paragraph" style:parent-style-name="Standard">
      <style:text-properties fo:font-weight="bold" officeooo:rsid="001427a6" officeooo:paragraph-rsid="001427a6" style:font-weight-asian="bold" style:font-weight-complex="bold"/>
    </style:style>
    <style:style style:name="P17" style:family="paragraph" style:parent-style-name="Standard">
      <style:text-properties officeooo:rsid="001ccd2c" officeooo:paragraph-rsid="001ccd2c"/>
    </style:style>
    <style:style style:name="P18" style:family="paragraph" style:parent-style-name="Standard">
      <style:text-properties officeooo:paragraph-rsid="001ccd2c"/>
    </style:style>
    <style:style style:name="P19" style:family="paragraph" style:parent-style-name="Standard">
      <style:text-properties officeooo:rsid="001daebd" officeooo:paragraph-rsid="001daebd"/>
    </style:style>
    <style:style style:name="T1" style:family="text">
      <style:text-properties officeooo:rsid="0014197e"/>
    </style:style>
    <style:style style:name="T2" style:family="text">
      <style:text-properties officeooo:rsid="001427a6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15ef80"/>
    </style:style>
    <style:style style:name="T5" style:family="text">
      <style:text-properties officeooo:rsid="00186f34"/>
    </style:style>
    <style:style style:name="T6" style:family="text">
      <style:text-properties officeooo:rsid="00197354"/>
    </style:style>
    <style:style style:name="T7" style:family="text">
      <style:text-properties officeooo:rsid="001a0c32"/>
    </style:style>
    <style:style style:name="T8" style:family="text">
      <style:text-properties officeooo:rsid="001a380d"/>
    </style:style>
    <style:style style:name="T9" style:family="text">
      <style:text-properties officeooo:rsid="001af4ad"/>
    </style:style>
    <style:style style:name="T10" style:family="text">
      <style:text-properties officeooo:rsid="001cc162"/>
    </style:style>
    <style:style style:name="T11" style:family="text">
      <style:text-properties style:use-window-font-color="true" style:text-underline-style="none"/>
    </style:style>
    <style:style style:name="T12" style:family="text">
      <style:text-properties style:use-window-font-color="true" style:text-underline-style="none" officeooo:rsid="001ccd2c"/>
    </style:style>
    <style:style style:name="T13" style:family="text">
      <style:text-properties style:use-window-font-color="true" style:text-underline-style="none" officeooo:rsid="001cc162"/>
    </style:style>
    <style:style style:name="T14" style:family="text">
      <style:text-properties officeooo:rsid="001ccd2c"/>
    </style:style>
    <style:style style:name="T15" style:family="text">
      <style:text-properties officeooo:rsid="001ce2d0"/>
    </style:style>
    <style:style style:name="T16" style:family="text">
      <style:text-properties officeooo:rsid="001daeb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kumentacja gry Dark Orbit</text:p>
      <text:p text:style-name="P1"/>
      <text:p text:style-name="P16">1. Informacje ogólne</text:p>
      <text:p text:style-name="P1"/>
      <text:p text:style-name="P2"><text:span text:style-name="T1">1. Forum - </text:span><text:a xlink:type="simple" xlink:href="http://pl.bigpoint.com/darkorbit/board/" text:style-name="Internet_20_link" text:visited-style-name="Visited_20_Internet_20_Link">http://pl.bigpoint.com/darkorbit/board/</text:a></text:p>
      <text:p text:style-name="P3">Potężn<text:span text:style-name="T16">y</text:span> zbiór <text:span text:style-name="T16">wiedzy i </text:span>informacji, doświadczeń graczy zgromadzony od roku 2013. <text:span text:style-name="T3">Kierowane do graczy polskich</text:span>. Bardzo rozbudowany dział zgłaszania bugów, zgłoszenia awarii, <text:span text:style-name="T16">FAQ,</text:span> niekompatybilności z systemami operacyjnymi lub sprzętowe.</text:p>
      <text:p text:style-name="P2"><text:span text:style-name="T1">2. YouTube - </text:span><text:a xlink:type="simple" xlink:href="https://www.youtube.com/user/darkorbithq/featured" text:style-name="Internet_20_link" text:visited-style-name="Visited_20_Internet_20_Link">https://www.youtube.com/user/darkorbithq/featured</text:a></text:p>
      <text:p text:style-name="P1">Informacje i <text:span text:style-name="T2">ciekawostki</text:span> o grze np. traile<text:span text:style-name="T2">ry, filmy użytkowników. Nadal aktualizowany. Najnowszy wpis sprzed 6 miesięcy</text:span></text:p>
      <text:p text:style-name="P4"><text:span text:style-name="T2">3. Twitter - </text:span><text:a xlink:type="simple" xlink:href="https://twitter.com/darkorbit" text:style-name="Internet_20_link" text:visited-style-name="Visited_20_Internet_20_Link">https://twitter.com/darkorbit</text:a></text:p>
      <text:p text:style-name="P3"><text:span text:style-name="T3">Społeczność międzynarodowa.</text:span> Zakres wpisów typowo informacyjny, czyli nowości, tips &amp; Trick dla graczy, możliwości ulepszeń sprzętu, etc. <text:span text:style-name="T16">Aktualizowany na bieżąco.</text:span></text:p>
      <text:p text:style-name="P7"><text:span text:style-name="T4">4. Facebook - </text:span><text:a xlink:type="simple" xlink:href="https://www.facebook.com/darkorbit" text:style-name="Internet_20_link" text:visited-style-name="Visited_20_Internet_20_Link">https://www.facebook.com/darkorbit</text:a></text:p>
      <text:p text:style-name="P6">Profil utworzony dla graczy z Polski. <text:span text:style-name="T2">Zakres wpisów typowo informacyjny, czyli nowości, tips &amp; Trick dla graczy, możliwości ulepszeń sprzętu, etc. Aktualizowany na bieżąco.</text:span></text:p>
      <text:p text:style-name="P18"><text:span text:style-name="T14">5. Forum problemów technicznych - </text:span><text:a xlink:type="simple" xlink:href="http://pl.bigpoint.com/darkorbit/board/forums/problemy-techniczne.422/" text:style-name="Internet_20_link" text:visited-style-name="Visited_20_Internet_20_Link">http://pl.bigpoint.com/darkorbit/board/forums/problemy-techniczne.422/</text:a></text:p>
      <text:p text:style-name="P17">Wymagania sprzętowe, problemy z przeglądarkami, konfiguracja wtyczki Flash, etc</text:p>
      <text:p text:style-name="P18"><text:span text:style-name="T14">6. Bugi - </text:span><text:a xlink:type="simple" xlink:href="http://pl.bigpoint.com/darkorbit/board/forums/pytania-techniczne-problemy-bugi.431/" text:style-name="Internet_20_link" text:visited-style-name="Visited_20_Internet_20_Link">http://pl.bigpoint.com/darkorbit/board/forums/pytania-techniczne-problemy-bugi.431/</text:a></text:p>
      <text:p text:style-name="P19">Forum bugów i problemów zgłaszanych przez graczy.</text:p>
      <text:p text:style-name="P5"/>
      <text:p text:style-name="P5"/>
      <text:p text:style-name="P15">2. Szczegółowa <text:span text:style-name="T5">dokumentacja</text:span> dla <text:span text:style-name="T5">funkcji </text:span>SkyLab <text:span text:style-name="T5">(laboratorium badawcze)</text:span></text:p>
      <text:p text:style-name="P8"/>
      <text:p text:style-name="P9"><text:span text:style-name="T6">Skylab FAQ - </text:span><text:a xlink:type="simple" xlink:href="http://pl.bigpoint.com/darkorbit/board/threads/faq-skylab.193/" text:style-name="Internet_20_link" text:visited-style-name="Visited_20_Internet_20_Link">http://pl.bigpoint.com/darkorbit/board/threads/faq-skylab.193/</text:a> </text:p>
      <text:p text:style-name="P9"/>
      <text:p text:style-name="P10">SkyLab:</text:p>
      <text:p text:style-name="P11"><text:span text:style-name="T7">1. Podstawy - </text:span><text:a xlink:type="simple" xlink:href="http://pl.bigpoint.com/darkorbit/board/threads/faq-skylab.193/#post-358" text:style-name="Internet_20_link" text:visited-style-name="Visited_20_Internet_20_Link">http://pl.bigpoint.com/darkorbit/board/threads/faq-skylab.193/#post-358</text:a></text:p>
      <text:p text:style-name="P11"><text:span text:style-name="T7">2. Zastosowanie elementu Moduły - </text:span><text:a xlink:type="simple" xlink:href="http://pl.bigpoint.com/darkorbit/board/threads/faq-skylab.193/#post-359" text:style-name="Internet_20_link" text:visited-style-name="Visited_20_Internet_20_Link">http://pl.bigpoint.com/darkorbit/board/threads/faq-skylab.193/#post-359</text:a></text:p>
      <text:p text:style-name="P12"><text:span text:style-name="T8">3. Magazyn - </text:span><text:a xlink:type="simple" xlink:href="http://pl.bigpoint.com/darkorbit/board/threads/faq-skylab.193/#post-383" text:style-name="Internet_20_link" text:visited-style-name="Visited_20_Internet_20_Link">http://pl.bigpoint.com/darkorbit/board/threads/faq-skylab.193/#post-383</text:a></text:p>
      <text:p text:style-name="P12"><text:span text:style-name="T8">4. Zastosowanie dla elementów: Kolektory - </text:span><text:a xlink:type="simple" xlink:href="http://pl.bigpoint.com/darkorbit/board/threads/faq-skylab.193/#post-384" text:style-name="Internet_20_link" text:visited-style-name="Visited_20_Internet_20_Link">http://pl.bigpoint.com/darkorbit/board/threads/faq-skylab.193/#post-384</text:a></text:p>
      <text:p text:style-name="P12"><text:span text:style-name="T8">5. Zastosowanie dla elementu: Rafinerie - </text:span><text:a xlink:type="simple" xlink:href="http://pl.bigpoint.com/darkorbit/board/threads/faq-skylab.193/#post-385" text:style-name="Internet_20_link" text:visited-style-name="Visited_20_Internet_20_Link">http://pl.bigpoint.com/darkorbit/board/threads/faq-skylab.193/#post-385</text:a></text:p>
      <text:p text:style-name="P13"><text:span text:style-name="T9">6. Zastosowanie: Moduł Xeno - </text:span><text:a xlink:type="simple" xlink:href="http://pl.bigpoint.com/darkorbit/board/threads/faq-skylab.193/#post-386" text:style-name="Internet_20_link" text:visited-style-name="Visited_20_Internet_20_Link">http://pl.bigpoint.com/darkorbit/board/threads/faq-skylab.193/#post-386</text:a> </text:p>
      <text:p text:style-name="P13"><text:span text:style-name="T9">7. Seprom - </text:span><text:a xlink:type="simple" xlink:href="http://pl.bigpoint.com/darkorbit/board/threads/faq-skylab.193/#post-387" text:style-name="Internet_20_link" text:visited-style-name="Visited_20_Internet_20_Link">http://pl.bigpoint.com/darkorbit/board/threads/faq-skylab.193/#post-387</text:a> </text:p>
      <text:p text:style-name="P13"><text:span text:style-name="T9">8. Zastosowanie: Moduł transportowy - </text:span><text:a xlink:type="simple" xlink:href="http://pl.bigpoint.com/darkorbit/board/threads/faq-skylab.193/#post-388" text:style-name="Internet_20_link" text:visited-style-name="Visited_20_Internet_20_Link">http://pl.bigpoint.com/darkorbit/board/threads/faq-skylab.193/#post-388</text:a></text:p>
      <text:p text:style-name="Standard"><text:span text:style-name="T10">9. Ulepszenia broni i generatorów - </text:span><text:a xlink:type="simple" xlink:href="http://pl.bigpoint.com/darkorbit/board/threads/faq-skylab.193/#post-389" text:style-name="Internet_20_link" text:visited-style-name="Visited_20_Internet_20_Link">http://pl.bigpoint.com/darkorbit/board/threads/faq-skylab.193/#post-389</text:a><text:line-break/><text:span text:style-name="T10">10. Poziomy poszczególnych stacji skylab - </text:span><text:a xlink:type="simple" xlink:href="http://pl.bigpoint.com/darkorbit/board/threads/faq-skylab.193/#post-390" text:style-name="Internet_20_link" text:visited-style-name="Visited_20_Internet_20_Link">http://pl.bigpoint.com/darkorbit/board/threads/faq-skylab.193/#post-390</text:a> <text:line-break/>11. <text:span text:style-name="T11">Koszty i czas modernizacji poszczególnych części stacji skylab - </text:span><text:a xlink:type="simple" xlink:href="http://pl.bigpoint.com/darkorbit/board/threads/faq-skylab.193/#post-404" text:style-name="Internet_20_link" text:visited-style-name="Visited_20_Internet_20_Link">http://pl.bigpoint.com/darkorbit/board/threads/faq-skylab.193/#post-404</text:a></text:p>
      <text:p text:style-name="P14"><text:span text:style-name="T13">12. </text:span><text:span text:style-name="T12">Robot (FAQ) - </text:span><text:a xlink:type="simple" xlink:href="http://pl.bigpoint.com/darkorbit/board/threads/faq-skylab.193/#post-391" text:style-name="Internet_20_link" text:visited-style-name="Visited_20_Internet_20_Link">http://pl.bigpoint.com/darkorbit/board/threads/faq-skylab.193/#post-391</text:a></text:p>
      <text:p text:style-name="P18"><text:span text:style-name="T12">13. Uszlachetnienie surowców - </text:span><text:a xlink:type="simple" xlink:href="http://pl.bigpoint.com/darkorbit/board/threads/faq-skylab.193/#post-392" text:style-name="Internet_20_link" text:visited-style-name="Visited_20_Internet_20_Link">http://pl.bigpoint.com/darkorbit/board/threads/faq-skylab.193/#post-392</text:a><text:span text:style-name="T12"> <text:s/></text:span><text:a xlink:type="simple" xlink:href="http://pl.bigpoint.com/darkorbit/board/threads/faq-skylab.193/#post-392" text:style-name="Internet_20_link" text:visited-style-name="Visited_20_Internet_20_Link"><text:span text:style-name="T11">http://pl.bigpoint.com/darkorbit/board/threads/faq-skylab.193/#post-392</text:span></text:a></text:p>
      <text:p text:style-name="P18"><text:soft-page-break/><text:span text:style-name="T12">14. Modernizacja elementów - </text:span><text:a xlink:type="simple" xlink:href="http://pl.bigpoint.com/darkorbit/board/threads/faq-skylab.193/#post-393" text:style-name="Internet_20_link" text:visited-style-name="Visited_20_Internet_20_Link"><text:span text:style-name="T11">http://pl.bigpoint.com/darkorbit/board/threads/faq-skylab.193/#post-393</text:span></text:a></text:p>
      <text:p text:style-name="P18"><text:span text:style-name="T12">15. Problemy z produkcją w stacji - </text:span><text:a xlink:type="simple" xlink:href="http://pl.bigpoint.com/darkorbit/board/threads/faq-skylab.193/#post-405" text:style-name="Internet_20_link" text:visited-style-name="Visited_20_Internet_20_Link"><text:span text:style-name="T11">http://pl.bigpoint.com/darkorbit/board/threads/faq-skylab.193/#post-405</text:span></text:a></text:p>
      <text:p text:style-name="P18"><text:span text:style-name="T12">16. Modernizacja stacji - </text:span><text:a xlink:type="simple" xlink:href="http://pl.bigpoint.com/darkorbit/board/threads/faq-skylab.193/#post-416" text:style-name="Internet_20_link" text:visited-style-name="Visited_20_Internet_20_Link"><text:span text:style-name="T11">http://pl.bigpoint.com/darkorbit/board/threads/faq-skylab.193/#post-416</text:span></text:a></text:p>
      <text:p text:style-name="P18"><text:span text:style-name="T12"/></text:p>
      <text:p text:style-name="P18"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Verdana" svg:font-family="Verdana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7T09:58:16.586000000</meta:creation-date>
    <dc:date>2019-06-07T11:24:32.364000000</dc:date>
    <meta:editing-duration>PT34M35S</meta:editing-duration>
    <meta:editing-cycles>10</meta:editing-cycles>
    <meta:generator>LibreOffice/6.2.4.2$Windows_X86_64 LibreOffice_project/2412653d852ce75f65fbfa83fb7e7b669a126d64</meta:generator>
    <meta:document-statistic meta:table-count="0" meta:image-count="0" meta:object-count="0" meta:page-count="2" meta:paragraph-count="31" meta:word-count="249" meta:character-count="3143" meta:non-whitespace-character-count="2920"/>
  </office:meta>
</office:document-meta>
</file>